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5af5" officeooo:paragraph-rsid="00105af5"/>
    </style:style>
    <style:style style:name="P2" style:family="paragraph" style:parent-style-name="Standard">
      <style:paragraph-properties fo:text-align="start" style:justify-single-word="false"/>
      <style:text-properties officeooo:rsid="00105af5" officeooo:paragraph-rsid="00105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stin Goodpaster</text:p>
      <text:p text:style-name="P1">self-evaluation Project 5</text:p>
      <text:p text:style-name="P1">04/27/2025</text:p>
      <text:p text:style-name="P1"/>
      <text:p text:style-name="P2"><text:tab/></text:p>
      <text:p text:style-name="P2"><text:tab/>This was a great experience to showcase a little bit of my skills as a software developer. I also spruced up my resume in ways I normally would have glossed over. I applied some of the skills learned in this class to structuring the resume in a visually organized and appealing way. My old resume was very bland and did not stand out in the way this work does. I enjoyed a chance the practice writing a cover letter for targeting a real world internship opportunity. </text:p>
      <text:p text:style-name="P2"><text:tab/>This project was a nice way to learn a new simple website development tool, google sites, which I didn’t know existed until now. I also recorded a screen cast for walking through my website which I guess wasn’t even part of the assignment but I’ll include the link anyway if you like. I feel that these are skills which I can absolutely use in the real world in my path seeking an internship as I get further along in my academic career. </text:p>
      <text:p text:style-name="P2"/>
      <text:p text:style-name="P2"/>
      <text:p text:style-name="P2">Here’s a link to the screen cast which I guess wasn’t even part of the assignment but felt applicable:</text:p>
      <text:p text:style-name="P2"/>
      <text:p text:style-name="P2"><text:a xlink:type="simple" xlink:href="https://www.youtube.com/watch?v=Opu-ymNVkUw" text:style-name="Internet_20_link" text:visited-style-name="Visited_20_Internet_20_Link">https://www.youtube.com/watch?v=Opu-ymNVkUw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2:35:46.414575582</meta:creation-date>
    <meta:print-date>2025-04-27T02:44:38.134357521</meta:print-date>
    <meta:printed-by>PDF files</meta:printed-by>
    <dc:date>2025-04-27T02:51:42.210166219</dc:date>
    <meta:editing-duration>PT5M32S</meta:editing-duration>
    <meta:editing-cycles>1</meta:editing-cycles>
    <meta:document-statistic meta:table-count="0" meta:image-count="0" meta:object-count="0" meta:page-count="1" meta:paragraph-count="8" meta:word-count="194" meta:character-count="1105" meta:non-whitespace-character-count="913"/>
    <meta:generator>LibreOffice/24.2.7.2$Linux_X86_64 LibreOffice_project/420$Build-2</meta:generator>
  </office:meta>
</office:document-meta>
</file>